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10a3f4"/>
    </style:style>
    <style:style style:name="T1" style:family="text">
      <style:text-properties loext:padding="0.049cm" loext:border="0.06pt solid #d9d9e3"/>
    </style:style>
    <style:style style:name="T2" style:family="text">
      <style:text-properties officeooo:rsid="0010a3f4"/>
    </style:style>
    <style:style style:name="T3" style:family="text">
      <style:text-properties officeooo:rsid="0010fd07"/>
    </style:style>
    <style:style style:name="T4" style:family="text">
      <style:text-properties fo:color="#c9211e" loext:opacity="100%" officeooo:rsid="0010fd07"/>
    </style:style>
    <style:style style:name="T5" style:family="text">
      <style:text-properties fo:color="#2a6099" loext:opacity="100%" officeooo:rsid="0010fd07"/>
    </style:style>
    <style:style style:name="T6" style:family="text">
      <style:text-properties fo:color="#3465a4" loext:opacity="100%"/>
    </style:style>
    <style:style style:name="T7" style:family="text">
      <style:text-properties fo:color="#3465a4" loext:opacity="100%" officeooo:rsid="0010fd07"/>
    </style:style>
    <style:style style:name="T8" style:family="text">
      <style:text-properties fo:color="#3465a4" loext:opacity="100%" officeooo:rsid="0010a3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gal Notices</text:p>
      <text:p text:style-name="P2">Welcome to RetroFlix</text:p>
      <text:p text:style-name="P2">All content on RetroFlix is protected by copyright, trademark, trade secret, or other intellectual property laws and treaties. </text:p>
      <text:p text:style-name="P2">Copyright </text:p>
      <text:p text:style-name="P2">The copyrights for the movies and shows available on our service are owned by various producers. If you believe that your or someone else’s copyrights are being infringed upon through the RetroFlix service, please let us know by <text:span text:style-name="T3">contacting our </text:span><text:span text:style-name="T7">customer support (link)</text:span>.</text:p>
      <text:p text:style-name="P2">Trademarks </text:p>
      <text:p text:style-name="P2">The RetroFlix name and logo are trademarks of RetroFlix, Inc. Do not use our trademarks as your own or in any way that implies sponsorship or endorsement by RetroFlix, unless you have received our permission. We do not permit others to make, sell, or give away anything with our name or logo on it, except for our licensees.</text:p>
      <text:p text:style-name="P2">Patents </text:p>
      <text:p text:style-name="P2">Our streaming and DVD services are covered by patents. For information on patents related to our services, please visit <text:a xlink:type="simple" xlink:href="http://www.retroflix.com/patents" office:target-frame-name="_new" xlink:show="replace" text:style-name="Internet_20_link" text:visited-style-name="Visited_20_Internet_20_Link"><text:span text:style-name="T1">www.retroflix.com/patents</text:span></text:a>.</text:p>
      <text:p text:style-name="P2">Third Party Notices </text:p>
      <text:p text:style-name="P2">The software installed on RetroFlix ready devices to enable streaming of our service may contain Open Source Software and/or Commercial Software licensed to us by third parties. The RetroFlix Terms of Use do not alter any rights or obligations you may have under those Open Source Software licenses. Additional information about Open Source and Commercial Software, including required acknowledgments, license terms, and notices, can be found <text:span text:style-name="T6">here </text:span><text:span text:style-name="T8">(link)</text:span>.</text:p>
      <text:p text:style-name="P1">By accessing or using RetroFlix, you agree to be bound by our Legal Notices and Terms of Use. If you do not agree to these terms, do not use our service. We reserve the right to modify or update these terms at any time without prior notice. Please check this page periodically for updates.</text:p>
      <text:p text:style-name="P1">Last updated: [<text:span text:style-name="T2">28/03/2023</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03:22.033000000</meta:creation-date>
    <dc:date>2023-03-28T16:16:31.510000000</dc:date>
    <meta:editing-duration>PT12M26S</meta:editing-duration>
    <meta:editing-cycles>2</meta:editing-cycles>
    <meta:generator>LibreOffice/7.5.0.3$Windows_X86_64 LibreOffice_project/c21113d003cd3efa8c53188764377a8272d9d6de</meta:generator>
    <meta:document-statistic meta:table-count="0" meta:image-count="0" meta:object-count="0" meta:page-count="1" meta:paragraph-count="13" meta:word-count="275" meta:character-count="1717" meta:non-whitespace-character-count="1450"/>
  </office:meta>
</office:document-meta>
</file>